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acd63" officeooo:paragraph-rsid="000acd63"/>
    </style:style>
    <style:style style:name="P2" style:family="paragraph" style:parent-style-name="Heading_20_1">
      <style:paragraph-properties fo:text-align="center" style:justify-single-word="false"/>
      <style:text-properties officeooo:rsid="000acd63" officeooo:paragraph-rsid="000acd6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ing_20_1">
      <style:paragraph-properties fo:text-align="center" style:justify-single-word="false"/>
      <style:text-properties officeooo:rsid="000acd63" officeooo:paragraph-rsid="000acd63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h text:style-name="MP1" text:outline-level="1">Git Technical Documentation Page</text:h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26T04:13:44.089619059</meta:creation-date>
    <dc:date>2020-09-26T04:17:00.713417302</dc:date>
    <meta:editing-duration>PT3M18S</meta:editing-duration>
    <meta:editing-cycles>1</meta:editing-cycles>
    <meta:document-statistic meta:table-count="0" meta:image-count="0" meta:object-count="0" meta:page-count="1" meta:paragraph-count="1" meta:word-count="4" meta:character-count="32" meta:non-whitespace-character-count="29"/>
    <meta:generator>LibreOffice/6.0.7.3$Linux_X86_64 LibreOffice_project/00m0$Build-3</meta:generator>
  </office:meta>
</office:document-meta>
</file>